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0.07cm" fo:min-width="10.93cm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20.32cm" svg:x="4.81cm" svg:y="3.5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1cm" svg:y1="23.86cm" svg:x2="4.81cm" svg:y2="27.797cm">
          <text:p/>
        </draw:line>
        <draw:line draw:style-name="gr2" draw:text-style-name="P2" draw:layer="layout" svg:x1="16.21cm" svg:y1="23.861cm" svg:x2="16.21cm" svg:y2="27.798cm">
          <text:p/>
        </draw:line>
        <draw:line draw:style-name="gr3" draw:text-style-name="P2" draw:layer="layout" svg:x1="4.81cm" svg:y1="4.81cm" svg:x2="16.24cm" svg:y2="4.81cm">
          <text:p/>
        </draw:line>
        <draw:frame draw:style-name="gr4" draw:text-style-name="P4" draw:layer="layout" svg:width="2.667cm" svg:height="1.397cm" svg:x="9.12cm" svg:y="3.516cm">
          <draw:text-box>
            <text:p text:style-name="P3"><text:span text:style-name="T1">arg 6</text:span></text:p>
          </draw:text-box>
        </draw:frame>
        <draw:line draw:style-name="gr3" draw:text-style-name="P2" draw:layer="layout" svg:x1="4.81cm" svg:y1="6.11cm" svg:x2="16.24cm" svg:y2="6.11cm">
          <text:p/>
        </draw:line>
        <draw:frame draw:style-name="gr4" draw:text-style-name="P4" draw:layer="layout" svg:width="2.667cm" svg:height="1.397cm" svg:x="9.121cm" svg:y="4.817cm">
          <draw:text-box>
            <text:p text:style-name="P3"><text:span text:style-name="T1">arg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25:53.428463207</meta:creation-date>
    <dc:date>2017-11-13T17:34:01.155848740</dc:date>
    <meta:editing-duration>PT8M7S</meta:editing-duration>
    <meta:editing-cycles>1</meta:editing-cycles>
    <meta:document-statistic meta:object-count="7"/>
    <meta:generator>LibreOffice/5.1.6.2$Linux_X86_64 LibreOffice_project/10m0$Build-2</meta:generator>
  </office:meta>
</office:document-meta>
</file>